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104145" officeooo:paragraph-rsid="00104145"/>
    </style:style>
    <style:style style:name="P2" style:family="paragraph" style:parent-style-name="Text_20_body" style:list-style-name="L1">
      <style:paragraph-properties fo:margin-top="0in" fo:margin-bottom="0.0972in" loext:contextual-spacing="false"/>
    </style:style>
    <style:style style:name="P3" style:family="paragraph" style:parent-style-name="Text_20_body" style:list-style-name="L2">
      <style:paragraph-properties fo:margin-top="0in" fo:margin-bottom="0.0972in" loext:contextual-spacing="false"/>
    </style:style>
    <style:style style:name="T1" style:family="text">
      <style:text-properties fo:font-style="itali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rea viernes 23 de febrero</text:p>
      <text:p text:style-name="Text_20_body"/>
      <text:p text:style-name="Text_20_body">Repasar la terminología teatral que aprendió y usó para el análisis de <text:span text:style-name="T1">El gesticulador</text:span>.  También consulte el vocabulario de <text:span text:style-name="T1">Escuadra hacia la muerte</text:span> que está en los documentos del curso en Pioneer web.</text:p>
      <text:p text:style-name="Text_20_body"/>
      <text:p text:style-name="Text_20_body"> </text:p>
      <text:p text:style-name="Text_20_body"/>
      <text:p text:style-name="Text_20_body">Leer los cuadros uno y dos (pp. 65-84) de <text:span text:style-name="T1">Escuadra hacia la muerte</text:span>. </text:p>
      <text:p text:style-name="Text_20_body"/>
      <text:p text:style-name="Text_20_body"> </text:p>
      <text:p text:style-name="Text_20_body"/>
      <text:p text:style-name="Text_20_body">Preparar los siguientes temas:</text:p>
      <text:p text:style-name="Text_20_body"/>
      <text:p text:style-name="Text_20_body"> </text:p>
      <text:p text:style-name="Text_20_body"/>
      <text:p text:style-name="Text_20_body">Cuadro primero:</text:p>
      <text:p text:style-name="Text_20_body"/>
      <text:list xml:id="list3373274924262086206" text:style-name="L1">
        <text:list-item>
          <text:p text:style-name="P2">Hacer una lista de los elementos del escenario de la obra.  Explique qué nos sugieren acerca de los temas y personajes. </text:p>
        </text:list-item>
        <text:list-item>
          <text:p text:style-name="P2">Caracterizar al cabo.  Considere su comportamiento, lo que él dice, lo que piensan y dicen otros de él y lo que nos revelan las acotaciones. </text:p>
        </text:list-item>
        <text:list-item>
          <text:p text:style-name="P2">Caracterizar a los soldados.  ¿Cómo se relacionan al cabo? </text:p>
        </text:list-item>
      </text:list>
      <text:p text:style-name="Text_20_body"/>
      <text:p text:style-name="Text_20_body"> </text:p>
      <text:p text:style-name="Text_20_body"/>
      <text:p text:style-name="Text_20_body">Cuadro segundo:</text:p>
      <text:p text:style-name="Text_20_body"/>
      <text:list xml:id="list5006164767717152207" text:style-name="L2">
        <text:list-item>
          <text:p text:style-name="P3"><text:soft-page-break/>Analizar detalladamente el parlamento entre los soldados en las páginas 78-81.  ¿Qué aprendemos de ellos y de la situación en que están?  ¿Cuál es la función del parlamento en el drama? </text:p>
        </text:list-item>
        <text:list-item>
          <text:p text:style-name="P3">Analizar el final del cuadro segundo (p. 84).  ¿Cuál es la función de los comentarios de Adolfo? </text:p>
        </text:list-item>
      </text:list>
      <text:p text:style-name="Text_20_body"/>
      <text:p text:style-name="Text_20_body"> </text:p>
      <text:p text:style-name="Text_20_body"/>
      <text:p text:style-name="Text_20_body">Por último: hasta el momento, ¿cuáles son los temas dominantes del drama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2:54:08.211247000</meta:creation-date>
    <dc:date>2018-02-17T12:55:38.793201000</dc:date>
    <meta:editing-duration>PT1M31S</meta:editing-duration>
    <meta:editing-cycles>1</meta:editing-cycles>
    <meta:document-statistic meta:table-count="0" meta:image-count="0" meta:object-count="0" meta:page-count="2" meta:paragraph-count="17" meta:word-count="179" meta:character-count="1042" meta:non-whitespace-character-count="862"/>
    <meta:generator>LibreOffice/5.2.5.1$MacOSX_X86_64 LibreOffice_project/0312e1a284a7d50ca85a365c316c7abbf20a4d22</meta:generator>
  </office:meta>
</office:document-meta>
</file>